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BX1728" svg:font-family="SFBX1728"/>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9cd3" officeooo:paragraph-rsid="001b9cd3"/>
    </style:style>
    <style:style style:name="P2" style:family="paragraph" style:parent-style-name="Standard">
      <style:paragraph-properties fo:text-align="center" style:justify-single-word="false"/>
      <style:text-properties officeooo:paragraph-rsid="001b9cd3"/>
    </style:style>
    <style:style style:name="P3" style:family="paragraph" style:parent-style-name="Standard">
      <style:paragraph-properties fo:text-align="start" style:justify-single-word="false"/>
      <style:text-properties style:font-name="Liberation Serif" fo:font-size="12pt" officeooo:rsid="001b9cd3" officeooo:paragraph-rsid="001b9cd3" style:font-size-asian="10.5pt" style:font-size-complex="12pt"/>
    </style:style>
    <style:style style:name="P4" style:family="paragraph" style:parent-style-name="Standard">
      <style:paragraph-properties fo:text-align="start" style:justify-single-word="false"/>
      <style:text-properties style:font-name="Liberation Serif" fo:font-size="12pt" officeooo:rsid="001b9cd3" officeooo:paragraph-rsid="0022058d" style:font-size-asian="10.5pt" style:font-size-complex="12pt"/>
    </style:style>
    <style:style style:name="P5" style:family="paragraph" style:parent-style-name="Standard">
      <style:paragraph-properties fo:text-align="start" style:justify-single-word="false"/>
      <style:text-properties style:font-name="Liberation Serif" fo:font-size="12pt" officeooo:rsid="001b9cd3" officeooo:paragraph-rsid="0025535b" style:font-size-asian="10.5pt" style:font-size-complex="12pt"/>
    </style:style>
    <style:style style:name="P6" style:family="paragraph" style:parent-style-name="Standard">
      <style:paragraph-properties fo:text-align="start" style:justify-single-word="false"/>
      <style:text-properties style:font-name="Liberation Serif" fo:font-size="12pt" officeooo:rsid="001ce77b" officeooo:paragraph-rsid="001ce77b" style:font-size-asian="10.5pt" style:font-size-complex="12pt"/>
    </style:style>
    <style:style style:name="P7" style:family="paragraph" style:parent-style-name="Standard">
      <style:paragraph-properties fo:text-align="start" style:justify-single-word="false"/>
      <style:text-properties style:font-name="Liberation Serif" fo:font-size="12pt" officeooo:rsid="001ce77b" officeooo:paragraph-rsid="0022058d" style:font-size-asian="10.5pt" style:font-size-complex="12pt"/>
    </style:style>
    <style:style style:name="P8" style:family="paragraph" style:parent-style-name="Standard">
      <style:paragraph-properties fo:text-align="start" style:justify-single-word="false"/>
      <style:text-properties style:font-name="Liberation Serif" fo:font-size="12pt" officeooo:rsid="001ed476" officeooo:paragraph-rsid="001ed476" style:font-size-asian="10.5pt" style:font-size-complex="12pt"/>
    </style:style>
    <style:style style:name="P9" style:family="paragraph" style:parent-style-name="Standard">
      <style:paragraph-properties fo:text-align="start" style:justify-single-word="false"/>
      <style:text-properties style:font-name="Liberation Serif" fo:font-size="12pt" officeooo:rsid="002932d1" officeooo:paragraph-rsid="002932d1" style:font-size-asian="10.5pt" style:font-size-complex="12pt"/>
    </style:style>
    <style:style style:name="P10" style:family="paragraph" style:parent-style-name="Standard">
      <style:paragraph-properties fo:text-align="start" style:justify-single-word="false"/>
      <style:text-properties style:font-name="Liberation Serif" fo:font-size="12pt" officeooo:rsid="0029631b" officeooo:paragraph-rsid="0029631b" style:font-size-asian="10.5pt" style:font-size-complex="12pt"/>
    </style:style>
    <style:style style:name="P11" style:family="paragraph" style:parent-style-name="Standard">
      <style:paragraph-properties fo:text-align="start" style:justify-single-word="false"/>
      <style:text-properties style:font-name="Liberation Serif" fo:font-size="12pt" officeooo:rsid="0029631b" officeooo:paragraph-rsid="002a3dbb" style:font-size-asian="10.5pt" style:font-size-complex="12pt"/>
    </style:style>
    <style:style style:name="P12" style:family="paragraph" style:parent-style-name="Standard">
      <style:paragraph-properties fo:text-align="start" style:justify-single-word="false"/>
      <style:text-properties style:font-name="Liberation Serif" fo:font-size="12pt" officeooo:rsid="002a36f7" officeooo:paragraph-rsid="002a36f7" style:font-size-asian="10.5pt" style:font-size-complex="12pt"/>
    </style:style>
    <style:style style:name="P13" style:family="paragraph" style:parent-style-name="Standard">
      <style:paragraph-properties fo:text-align="start" style:justify-single-word="false"/>
      <style:text-properties style:font-name="Liberation Serif" fo:font-size="12pt" officeooo:rsid="002a3dbb" officeooo:paragraph-rsid="002a3dbb" style:font-size-asian="10.5pt" style:font-size-complex="12pt"/>
    </style:style>
    <style:style style:name="P14" style:family="paragraph" style:parent-style-name="Standard">
      <style:paragraph-properties fo:text-align="start" style:justify-single-word="false"/>
      <style:text-properties style:font-name="Liberation Serif" fo:font-size="12pt" officeooo:rsid="003201ea" officeooo:paragraph-rsid="003201ea" style:font-size-asian="10.5pt" style:font-size-complex="12pt"/>
    </style:style>
    <style:style style:name="P15" style:family="paragraph" style:parent-style-name="Standard">
      <style:paragraph-properties fo:text-align="start" style:justify-single-word="false"/>
      <style:text-properties style:font-name="Liberation Serif" fo:font-size="12pt" officeooo:rsid="00320840" officeooo:paragraph-rsid="00320840" style:font-size-asian="10.5pt" style:font-size-complex="12pt"/>
    </style:style>
    <style:style style:name="P16" style:family="paragraph" style:parent-style-name="Standard">
      <style:paragraph-properties fo:text-align="start" style:justify-single-word="false"/>
      <style:text-properties style:font-name="Liberation Serif" fo:font-size="12pt" officeooo:rsid="0034deed" officeooo:paragraph-rsid="0034deed" style:font-size-asian="10.5pt" style:font-size-complex="12pt"/>
    </style:style>
    <style:style style:name="P17" style:family="paragraph" style:parent-style-name="Standard">
      <style:paragraph-properties fo:text-align="start" style:justify-single-word="false"/>
      <style:text-properties style:font-name="Liberation Serif" fo:font-size="12pt" officeooo:rsid="0039dbcb" officeooo:paragraph-rsid="0039dbcb" style:font-size-asian="10.5pt" style:font-size-complex="12pt"/>
    </style:style>
    <style:style style:name="P18" style:family="paragraph" style:parent-style-name="Standard">
      <style:paragraph-properties fo:text-align="start" style:justify-single-word="false"/>
      <style:text-properties style:font-name="Liberation Serif" fo:font-size="12pt" officeooo:rsid="004113b2" officeooo:paragraph-rsid="004113b2" style:font-size-asian="10.5pt" style:font-size-complex="12pt"/>
    </style:style>
    <style:style style:name="P19" style:family="paragraph" style:parent-style-name="Standard">
      <style:paragraph-properties fo:text-align="start" style:justify-single-word="false"/>
      <style:text-properties style:font-name="Liberation Serif" fo:font-size="12pt" officeooo:paragraph-rsid="0022585f"/>
    </style:style>
    <style:style style:name="P20" style:family="paragraph" style:parent-style-name="Standard">
      <style:paragraph-properties fo:text-align="start" style:justify-single-word="false"/>
      <style:text-properties style:font-name="Liberation Serif" fo:font-size="12pt" officeooo:paragraph-rsid="00309de8"/>
    </style:style>
    <style:style style:name="P21" style:family="paragraph" style:parent-style-name="Standard">
      <style:paragraph-properties fo:text-align="center" style:justify-single-word="false"/>
      <style:text-properties style:font-name="SFBX1728" fo:font-size="17pt" officeooo:rsid="001b9cd3" officeooo:paragraph-rsid="001b9cd3"/>
    </style:style>
    <style:style style:name="P22" style:family="paragraph" style:parent-style-name="Standard">
      <style:paragraph-properties fo:text-align="start" style:justify-single-word="false"/>
      <style:text-properties style:font-name="Liberation Serif" fo:font-size="12pt" officeooo:rsid="002a3dbb" officeooo:paragraph-rsid="002a3dbb" style:font-size-asian="10.5pt" style:font-size-complex="12pt"/>
    </style:style>
    <style:style style:name="P23" style:family="paragraph" style:parent-style-name="Standard">
      <style:paragraph-properties fo:text-align="start" style:justify-single-word="false"/>
      <style:text-properties style:font-name="Liberation Serif" fo:font-size="12pt" officeooo:rsid="0053e7e8" officeooo:paragraph-rsid="002a3dbb" style:font-size-asian="10.5pt" style:font-size-complex="12pt"/>
    </style:style>
    <style:style style:name="P24" style:family="paragraph" style:parent-style-name="Standard">
      <style:paragraph-properties fo:text-align="start" style:justify-single-word="false"/>
      <style:text-properties style:font-name="Liberation Serif" fo:font-size="12pt" officeooo:rsid="0053e7e8" officeooo:paragraph-rsid="0053e7e8" style:font-size-asian="10.5pt" style:font-size-complex="12pt"/>
    </style:style>
    <style:style style:name="T1" style:family="text">
      <style:text-properties style:font-name="SFBX1728" fo:font-size="17pt"/>
    </style:style>
    <style:style style:name="T2" style:family="text">
      <style:text-properties style:font-name="Liberation Serif"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 style:family="text">
      <style:text-properties style:font-name="Liberation Serif" fo:font-size="12pt" fo:font-style="italic" style:text-underline-style="solid" style:text-underline-width="auto" style:text-underline-color="font-color" fo:font-weight="normal" officeooo:rsid="001b9cd3" style:font-size-asian="12pt" style:font-style-asian="italic" style:font-weight-asian="normal" style:font-size-complex="12pt" style:font-style-complex="italic"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2585f" style:font-weight-asian="normal" style:font-weight-complex="normal"/>
    </style:style>
    <style:style style:name="T6" style:family="text">
      <style:text-properties fo:font-weight="normal" officeooo:rsid="0022585f" style:font-size-asian="10.5pt" style:font-weight-asian="normal" style:font-size-complex="12pt" style:font-weight-complex="normal"/>
    </style:style>
    <style:style style:name="T7" style:family="text">
      <style:text-properties fo:font-weight="normal" officeooo:rsid="001b9cd3" style:font-size-asian="10.5pt" style:font-weight-asian="normal" style:font-size-complex="12pt" style:font-weight-complex="normal"/>
    </style:style>
    <style:style style:name="T8" style:family="text">
      <style:text-properties officeooo:rsid="001de75c"/>
    </style:style>
    <style:style style:name="T9" style:family="text">
      <style:text-properties officeooo:rsid="0022058d"/>
    </style:style>
    <style:style style:name="T10" style:family="text">
      <style:text-properties officeooo:rsid="0022585f"/>
    </style:style>
    <style:style style:name="T11" style:family="text">
      <style:text-properties officeooo:rsid="001b9cd3" style:font-size-asian="10.5pt" style:font-size-complex="12pt"/>
    </style:style>
    <style:style style:name="T12" style:family="text">
      <style:text-properties officeooo:rsid="0022058d" style:font-size-asian="10.5pt" style:font-size-complex="12pt"/>
    </style:style>
    <style:style style:name="T13" style:family="text">
      <style:text-properties officeooo:rsid="0022585f" style:font-size-asian="10.5pt" style:font-size-complex="12pt"/>
    </style:style>
    <style:style style:name="T14" style:family="text">
      <style:text-properties officeooo:rsid="001ce77b" style:font-size-asian="10.5pt" style:font-size-complex="12pt"/>
    </style:style>
    <style:style style:name="T15" style:family="text">
      <style:text-properties officeooo:rsid="0025535b" style:font-size-asian="10.5pt" style:font-size-complex="12pt"/>
    </style:style>
    <style:style style:name="T16" style:family="text">
      <style:text-properties officeooo:rsid="003201ea" style:font-size-asian="10.5pt" style:font-size-complex="12pt"/>
    </style:style>
    <style:style style:name="T17" style:family="text">
      <style:text-properties officeooo:rsid="0025535b"/>
    </style:style>
    <style:style style:name="T18" style:family="text">
      <style:text-properties officeooo:rsid="0029d233"/>
    </style:style>
    <style:style style:name="T19" style:family="text">
      <style:text-properties officeooo:rsid="002a36f7"/>
    </style:style>
    <style:style style:name="T20" style:family="text">
      <style:text-properties officeooo:rsid="002a3dbb"/>
    </style:style>
    <style:style style:name="T21" style:family="text">
      <style:text-properties fo:font-variant="normal" fo:text-transform="none" fo:color="#333333" style:font-name="Liberation Serif"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333333" fo:letter-spacing="normal" fo:font-style="normal" fo:font-weight="normal" officeooo:rsid="001ce77b" style:font-size-asian="10.5pt" style:font-weight-asian="normal" style:font-size-complex="12pt" style:font-weight-complex="normal"/>
    </style:style>
    <style:style style:name="T23" style:family="text">
      <style:text-properties officeooo:rsid="0034deed"/>
    </style:style>
    <style:style style:name="T24" style:family="text">
      <style:text-properties officeooo:rsid="003635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zo BONAN</text:p>
      <text:p text:style-name="P1">Akli CHEMAKH</text:p>
      <text:p text:style-name="P1"/>
      <text:p text:style-name="P2"><text:span text:style-name="T3">Rapport de pré-soutenance de </text:span><text:span text:style-name="T2">Bases de données avancées</text:span><text:span text:style-name="T1"> </text:span></text:p>
      <text:p text:style-name="P21"/>
      <text:p text:style-name="P3"/>
      <text:p text:style-name="P17">Description de notre projet : </text:p>
      <text:p text:style-name="P17"/>
      <text:p text:style-name="P17">Notre systeme de cagnotte en ligne est sous la forme de dons fait à un streamer (quelqu’un qui diffuse des vidéos de jeux sur internet en direct comme sur Twitch) par un viewer (une personne qui regarde ou suit un streamer)</text:p>
      <text:p text:style-name="P17">Lorsqu’un streamer s’inscrit sur notre plateforme cela lui ouvre une cagnotte automatique sans objectif, c’est une cagnotte personnelle, les viewer peuvent faire autant de dons qu’il le souhaitent pour soutenir leur streamer favori. Ensuite un streamer pourra ouvrir d’autres cagnottes avec un objectif précis et donc une date de fin et un montant à atteindre. </text:p>
      <text:p text:style-name="P18">Un viewer reçoit un cadeau automatiquement en fonction des dons quil effectue envers un streamer, ce streamer enregistre ou non des cadeaux pour ces viewers avec un seuil à atteindre pour les debloquer ainsi qu’un quantité pour créer la rarete d’un cadeau.</text:p>
      <text:p text:style-name="P3"/>
      <text:p text:style-name="P3">Tables : </text:p>
      <text:p text:style-name="P3"/>
      <text:p text:style-name="P19"><text:span text:style-name="T11">STREAMER (id_streamer </text:span><text:span text:style-name="T12">SERIAL PRIMARY KEY</text:span><text:span text:style-name="T11">, nom </text:span><text:span text:style-name="T13">varchar(50)</text:span><text:span text:style-name="T11">, prenom </text:span><text:span text:style-name="T6">varchar(50)</text:span><text:span text:style-name="T7">,</text:span><text:span text:style-name="T11"> pseudo </text:span><text:span text:style-name="T13">varchar(50)</text:span><text:span text:style-name="T11">, mail </text:span><text:span text:style-name="T13">varchar(100) UNIQUE</text:span><text:span text:style-name="T11">, date_de_naissance </text:span><text:span text:style-name="T13">DATE, </text:span><text:span text:style-name="T16">solde INTEGER NOT NULL</text:span><text:span text:style-name="T11">)</text:span></text:p>
      <text:p text:style-name="P3"/>
      <text:p text:style-name="P5">VIEWER (id_viewer <text:span text:style-name="T9">SERIAL PRIMARY KEY</text:span>, nom <text:span text:style-name="T10">varchar(50)</text:span>, prenom <text:span text:style-name="T5">varchar(50)</text:span><text:span text:style-name="T4">,</text:span> pseudo <text:span text:style-name="T10">varchar(50)</text:span>, mail <text:span text:style-name="T10">varchar(100) UNIQUE</text:span>, date_de_naissance <text:span text:style-name="T10">DATE, solde INTEGER NOT NULL CHECK(solde ≥0) </text:span>)</text:p>
      <text:p text:style-name="P3"/>
      <text:p text:style-name="P5">CAGNOTTE (id_cagnotte <text:span text:style-name="T9">SERIAL PRIMARY KEY</text:span>, id_streamer NOT NULL <text:span text:style-name="T17">REFERENCE STREAMER(id_streamer)</text:span>, objectif_min <text:span text:style-name="T17">INTEGER CHECK (objectif_min ≥0 OR objectif_min=NULL)</text:span>, date_debut <text:span text:style-name="T17">DATE NOT NULL</text:span>, date_fin <text:span text:style-name="T17">DATE</text:span>, description <text:span text:style-name="T17">varchar(50)</text:span>)</text:p>
      <text:p text:style-name="P3"/>
      <text:p text:style-name="P4">DONS (id_don <text:span text:style-name="T9">SERIAL PRIMARY KEY</text:span>, id_cagnotte <text:span text:style-name="T17">INTEGER </text:span>NOT NULL <text:span text:style-name="T17">REFERENCE CAGNOTTE(id_cagnotte)</text:span>, id_viewer <text:span text:style-name="T17">INTEGER </text:span>NOT NULL <text:span text:style-name="T17">REFERENCE VIEWER(id_viewer)</text:span>, montant_don <text:span text:style-name="T17">INTEGER </text:span>NOT NULL <text:span text:style-name="T8">CHECK (montant_don &gt; 0)</text:span>)</text:p>
      <text:p text:style-name="P3"/>
      <text:p text:style-name="P20"><text:span text:style-name="T14">ABONNEMENT (id_streamer </text:span><text:span text:style-name="T15">INTEGER </text:span><text:span text:style-name="T14">NOT_NULL, id_viewer </text:span><text:span text:style-name="T15">INTEGER </text:span><text:span text:style-name="T14">NOT NULL, </text:span><text:span text:style-name="T21">PRIMARY KEY (</text:span><text:span text:style-name="T22">id_streamer</text:span><text:span text:style-name="T21">,</text:span><text:span text:style-name="T22">id_viewer</text:span><text:span text:style-name="T21">)</text:span><text:span text:style-name="T14">)</text:span></text:p>
      <text:p text:style-name="P6"/>
      <text:p text:style-name="P7">CADEAU (id_cadeau <text:span text:style-name="T9">SERIAL PRIMARY KEY</text:span>, id_streamer <text:span text:style-name="T17">INTEGER </text:span>NOT NULL <text:span text:style-name="T17">REFERENCE STREAMER(id_streamer)</text:span>, description <text:span text:style-name="T17">varchar(100)</text:span>, quantit<text:span text:style-name="T8">e INTEGER NOT NULL CHECK (quantite &gt;=0) </text:span>, seuil <text:span text:style-name="T17">INTEGER NOT NULL CHECK (seuil ≥ 0)</text:span>)</text:p>
      <text:p text:style-name="P6"/>
      <text:p text:style-name="P7">GIVEAWAY ( id_cadeau <text:span text:style-name="T17">INTEGER </text:span>NOT NULL <text:span text:style-name="T17">REFERENCE CADEAU(id_cadeau)</text:span>, <text:s/>id_viewer <text:span text:style-name="T17">INTEGER </text:span>NOT NULL <text:span text:style-name="T17">REFERENCE VIEWER(id_viewer)</text:span>)</text:p>
      <text:p text:style-name="P6"/>
      <text:p text:style-name="P14">TRANSACTION (id_don INTEGER NOT NULL REFERENCE DONS(id_don), type CHAR NOT NULL CHECK( type = ‘C’ OR type = ‘D’ OR type = ‘V’ ), montant_transac INTEGER NOT NULL CHECK( montant_transac ≥ 0 ), date DATETIME NOT NULL, PRIMARY KEY(id_don,type))</text:p>
      <text:p text:style-name="P14"><text:soft-page-break/></text:p>
      <text:p text:style-name="P15">PLATEFORME (societe varchar(50) NOT NULL PRIMARY KEY, solde INTEGER NOT NULL CHECK (solde ≥ 0 ))</text:p>
      <text:p text:style-name="P6"/>
      <text:p text:style-name="P8"><text:s/></text:p>
      <text:p text:style-name="P9"/>
      <text:p text:style-name="P9">TRIGGER<text:span text:style-name="T19">S</text:span> : </text:p>
      <text:p text:style-name="P9"/>
      <text:p text:style-name="P9">Sur création d’un Streamer on lui <text:span text:style-name="T20">initialise</text:span> une cagnotte dite ‘personnelle’ sans date de fin et sans objectif ( objectif_min = NULL )</text:p>
      <text:p text:style-name="P9"/>
      <text:p text:style-name="P13">Sur création d’une cagnotte on notifie tous les abonnés du streamer de la cagnotte</text:p>
      <text:p text:style-name="P9"/>
      <text:p text:style-name="P10">Sur création d’un Don, <text:span text:style-name="T23">on génère une transaction de type ‘C’ (commission) avec un montant calculer sur l’objectif de la cagnotte et une autre transaction de type ‘D’ (don) du montant du don</text:span></text:p>
      <text:p text:style-name="P10"/>
      <text:p text:style-name="P10">Sur création d’un Don, on <text:span text:style-name="T20">vérifie</text:span> si l’objectif est atteint → donc <text:span text:style-name="T23">on génère une transaction de type ‘V’ (versement) pour chaque don de cette cagnotte</text:span></text:p>
      <text:p text:style-name="P10"/>
      <text:p text:style-name="P10">Sur création d’un Don sur une cagnotte sans objectif ‘personnelle’ <text:span text:style-name="T23">on génère une transaction de type ‘V’ (versement) pour ce don d’un montant de (don – commission) pour ce meme don</text:span></text:p>
      <text:p text:style-name="P10"/>
      <text:p text:style-name="P16">Avant création d’un don on vérifie si le viewer qui donne a assez d’argent pour faire ce don</text:p>
      <text:p text:style-name="P10"/>
      <text:p text:style-name="P10">Sur création d’un Don on <text:span text:style-name="T18">calcule la somme des dons du viewer donnée à ce streamer, ensuite on récupère les cadeaux du streamer et on fait un random des cadeaux où le seuil est atteint (seuil correspond à la somme des dons donnée au meme streamer peu importe la cagnotte) et donc cela déclenche l’ajout d’un giveaway avec ce cadeau à ce viewer par ce streamer</text:span></text:p>
      <text:p text:style-name="P10"/>
      <text:p text:style-name="P16">Sur création d’une transaction on met à jour les différents soldes :</text:p>
      <text:p text:style-name="P16">Sur un type ‘C’ on met à jour le solde de la plateforme avec le montant de cette transaction</text:p>
      <text:p text:style-name="P16">Sur un type ‘V’ on met à jour le solde du streamer <text:span text:style-name="T24">associé au don de cette transaction avec le montant de cette transaction </text:span></text:p>
      <text:p text:style-name="P10"/>
      <text:p text:style-name="P12">FONCTIONS :</text:p>
      <text:p text:style-name="P12"/>
      <text:p text:style-name="P12">Lister les Viewers qui n’ont pas participé à une cagnottes d’un streamer auquelle ils se sont abonnés</text:p>
      <text:p text:style-name="P12"/>
      <text:p text:style-name="P12">Lister les Viewers d’un streamer</text:p>
      <text:p text:style-name="P12"/>
      <text:p text:style-name="P13">Calculer les pourcentages de commission en fonction de l’objectif de la cagnotte</text:p>
      <text:p text:style-name="P13"/>
      <text:p text:style-name="P13">Lister tous les cadeaux que les Viewers ont reçu</text:p>
      <text:p text:style-name="P13"/>
      <text:p text:style-name="P13">Calculer si l’objectif d’une cagnotte est atteint en fonction des dons effectués <text:span text:style-name="T24">et du temps (date_fin dépassée)</text:span></text:p>
      <text:p text:style-name="P13"/>
      <text:p text:style-name="P13">Fonction qui fait un random des cadeaux d’un streamer pour lesquels le seuil est éligible aux total des dons d’un viewer accordés à un même streamer</text:p>
      <text:p text:style-name="P23"/>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BX1728" svg:font-family="SFBX1728"/>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0:11:26.848014746</meta:creation-date>
    <dc:date>2019-04-22T16:07:18.357862890</dc:date>
    <meta:editing-duration>PT1H40M1S</meta:editing-duration>
    <meta:editing-cycles>12</meta:editing-cycles>
    <meta:generator>LibreOffice/6.2.2.2$MacOSX_X86_64 LibreOffice_project/2b840030fec2aae0fd2658d8d4f9548af4e3518d</meta:generator>
    <meta:document-statistic meta:table-count="0" meta:image-count="0" meta:object-count="0" meta:page-count="2" meta:paragraph-count="36" meta:word-count="714" meta:character-count="4540" meta:non-whitespace-character-count="3852"/>
  </office:meta>
</office:document-meta>
</file>